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90000001263A08E5A510D3D1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0.58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499cm" fo:margin-bottom="0cm" fo:text-align="center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style:paragraph-properties fo:margin-left="0cm" fo:margin-right="0cm" fo:margin-top="0.4cm" fo:margin-bottom="0cm" fo:text-indent="0cm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.499cm" fo:margin-bottom="0cm" fo:text-align="center" fo:text-indent="0cm"/>
      <style:text-properties fo:font-size="40pt" style:font-size-asian="40pt" style:font-size-complex="4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b22222" loext:opacity="100%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PingFang SC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GB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background-color="#fffff0" style:font-size-asian="32pt" style:font-size-complex="32pt"/>
    </style:style>
    <style:style style:name="T11" style:family="text">
      <style:text-properties fo:font-size="28pt" fo:background-color="#fffff0" style:font-size-asian="28pt" style:font-size-complex="28pt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581cm" svg:x="1.4cm" svg:y="2.961cm" presentation:class="subtitle" presentation:user-transformed="true">
          <draw:text-box>
            <text:p><text:span text:style-name="T1"><text:s/></text:span><text:span text:style-name="T2">IKEv2 negotiation for BEET Mode</text:span><text:span text:style-name="T1"> </text:span></text:p>
            <text:p><text:span text:style-name="T3"><text:s/></text:span><text:span text:style-name="T4">draft-antony-ipsecme-iekv2-beet-mode</text:span><text:span text:style-name="T3"> <text:s/></text:span></text:p>
            <text:p text:style-name="P1"/>
            <text:p text:style-name="P1">IETF 120, Vancouver, July 2024</text:p>
            <text:p text:style-name="P1"/>
            <text:p text:style-name="P1">Antony Anton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Since IETF 118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 text:style-name="P4"><text:span text:style-name="T5"/></text:p>
            <text:p text:style-name="P4"><text:span text:style-name="T5"/></text:p>
            <text:p text:style-name="P4"><text:span text:style-name="T6">Focus only on </text:span><text:span text:style-name="T7">IKEv2 negotiation for BE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Goal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8"/></text:p>
              </text:list-header>
              <text:list-item>
                <text:p text:style-name="P6"><text:span text:style-name="T8">Code Point for</text:span><text:span text:style-name="T9"> IKEv2 BEET mode negotiation</text:span></text:p>
                <text:list>
                  <text:list-item>
                    <text:p><text:span text:style-name="T10">BEET defined in Appendix B of RFC 7402</text:span><text:span text:style-name="T11"> </text:span></text:p>
                  </text:list-item>
                </text:list>
                <text:p text:style-name="P6"><text:span text:style-name="T9"/></text:p>
                <text:list>
                  <text:list-header>
                    <text:p text:style-name="P7"><text:span text:style-name="T5"/></text:p>
                  </text:list-header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Current Use cases</text:p>
          </draw:text-box>
        </draw:frame>
        <draw:frame presentation:style-name="pr4" draw:text-style-name="P8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 text:style-name="P3"><text:span text:style-name="T12">For End-to-end tunnels BEET saves bytes.</text:span></text:p>
                <text:list>
                  <text:list-item>
                    <text:p text:style-name="P3"><text:span text:style-name="T12">About 20 bytes for IPv4 (without IPv4 options) </text:span></text:p>
                  </text:list-item>
                  <text:list-item>
                    <text:p text:style-name="P3"><text:span text:style-name="T12">40 bytes for IPv6 </text:span></text:p>
                  </text:list-item>
                </text:list>
              </text:list-item>
              <text:list-item>
                <text:p text:style-name="P3"><text:span text:style-name="T12">HIP </text:span><text:span text:style-name="T12"><text:a xlink:href="https://www.rfc-editor.org/rfc/rfc7402.html" xlink:type="simple">RFC 7402</text:a></text:span><text:span text:style-name="T12">, </text:span><text:span text:style-name="T12"><text:a xlink:href="https://www.rfc-editor.org/rfc/rfc5202.html" xlink:type="simple">RFC 5202</text:a></text:span></text:p>
                <text:list>
                  <text:list-item>
                    <text:p text:style-name="P3"><text:span text:style-name="T12"><text:s/></text:span><text:span text:style-name="T12">HIP use BEET mode without IKE</text:span></text:p>
                  </text:list-item>
                </text:list>
              </text:list-item>
              <text:list-item>
                <text:p text:style-name="P3"><text:span text:style-name="T12">Minimal IPsec </text:span><text:span text:style-name="T12"><text:a xlink:href="https://www.rfc-editor.org/rfc/rfc9333.html" xlink:type="simple">RFC 9333</text:a></text:span></text:p>
                <text:p text:style-name="P3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Software suppor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Linux initial commit 2006</text:p>
                <text:list>
                  <text:list-item>
                    <text:p>Linux kernel sees several related fixes </text:p>
                  </text:list-item>
                </text:list>
              </text:list-item>
              <text:list-item>
                <text:p text:style-name="P6">strongSwan supports using private IKE Notify</text:p>
              </text:list-item>
              <text:list-item>
                <text:p text:style-name="P6">Linux iproute2 command line tool to setup SA </text:p>
                <text:list>
                  <text:list-item>
                    <text:p>(ip xfrm mode be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Next Steps<text:tab/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Requesting adoption of this I.D.</text:p>
                <text:p/>
              </text:list-item>
              <text:list-item>
                <text:p>Interest to write RFC 7402 Appendix B bis? </text:p>
                <text:list>
                  <text:list-item>
                    <text:p>Write bis document for just for the Appendix B?</text:p>
                  </text:list-item>
                  <text:list-item>
                    <text:p>Especially to RFC 7402 authors?</text:p>
                    <text:list>
                      <text:list-item>
                        <text:p>Would you like to write a BEET mode I.D.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1.819cm" svg:x="1.4cm" svg:y="1cm" presentation:class="outline" presentation:user-transformed="true">
          <draw:text-box>
            <text:list text:style-name="L2">
              <text:list-header>
                <text:p text:style-name="P9"><text:span text:style-name="T12"/></text:p>
              </text:list-header>
            </text:list>
            <text:p text:style-name="P9"><text:span text:style-name="T12">Questions / Feedback?</text:span><text:span text:style-name="T12"><text:line-break/></text:span><text:span text:style-name="T12"><text:line-break/></text:span><text:span text:style-name="T12"/></text:p>
            <text:p text:style-name="P9"><text:span text:style-name="T12">Adoptio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fffff0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0c0c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/></text:p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3"><text:page-number>1</text:page-number></text:span></text:p>
        </draw:text-box>
      </draw:frame>
      <draw:frame draw:style-name="Mgr3" draw:text-style-name="MP8" draw:layer="backgroundobjects" svg:width="2.468cm" svg:height="0.422cm" svg:x="1.432cm" svg:y="14.5cm">
        <draw:image xlink:href="Pictures/10000001000000690000001263A08E5A510D3D1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9-10T12:58:57.968297097</meta:creation-date>
    <dc:date>2024-07-20T16:05:08.670233170</dc:date>
    <meta:editing-duration>PT12H39M30S</meta:editing-duration>
    <meta:editing-cycles>44</meta:editing-cycles>
    <meta:generator>LibreOffice/7.3.5.2$MacOSX_AARCH64 LibreOffice_project/184fe81b8c8c30d8b5082578aee2fed2ea847c01</meta:generator>
    <meta:document-statistic meta:object-count="48"/>
  </office:meta>
</office:document-meta>
</file>